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66666666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7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8" style:family="table-cell" style:parent-style-name="Default" style:data-style-name="N-1"/>
    <style:style style:name="ce31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320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3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318" office:value-type="string">
            <text:p>Robotics Club</text:p>
          </table:table-cell>
          <table:table-cell table:number-columns-repeated="255" table:style-name="ce318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5" table:style-name="ce320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5" table:style-name="ce320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5" table:style-name="ce320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5" table:style-name="ce320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5" table:style-name="ce320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31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1"/>
        <table:table-row table:style-name="ro2">
          <table:table-cell table:style-name="ce321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0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0P2" style:volatile="true">
      <number:text> </number:text>
      <number:currency-symbol>$</number:currency-symbol>
      <number:text>-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1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1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1P2" style:volatile="true">
      <number:text> </number:text>
      <number:currency-symbol>$</number:currency-symbol>
      <number:text>- </number:text>
    </number:currency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2P2" style:volatile="true">
      <number:text> </number:text>
      <number:text>$-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